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</text:p>
          </table:table-cell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 office:value-type="string">
            <text:p>You are persistent, aren't you?</text:p>
          </table:table-cell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no other Choiiice! I can't go home
without finding some first-rate Ion Matteeer!</text:p>
          </table:table-cell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 office:value-type="string">
            <text:p>And yet, I'm not even getting any useful info
from the terrestrials of this Planeeet!</text:p>
          </table:table-cell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 office:value-type="string">
            <text:p>It truly is a hopeless situation, Indeeeed...</text:p>
          </table:table-cell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hy do you keep following *us*...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pendants weren't enough for you,
remember?</text:p>
          </table:table-cell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 office:value-type="string">
            <text:p>I'm sorry, but you'll have to bother someone
else.</text:p>
          </table:table-cell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there's no one else I can rely Oooon!</text:p>
          </table:table-cell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 office:value-type="string">
            <text:p>You guys are the only ones who've heard of
outer space, and most importantly, a little
Ion Matter is better than no Ion Matter at
Aaall.</text:p>
          </table:table-cell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 office:value-type="string">
            <text:p>Since I have no other leads, my only bet is
to stubbornly hang onto Youuuu!</text:p>
          </table:table-cell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...</text:p>
          </table:table-cell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were to help you find enough Ion Matter,
you would erase our memories, wouldn't you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... uhh...</text:p>
          </table:table-cell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 office:value-type="string">
            <text:p>That's Milky Way Federation rules, you Seeee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mmm... then we are at an impasse...</text:p>
          </table:table-cell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mmghh...</text:p>
          </table:table-cell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goes without saying, but we cannot afford
to forfeit an entire year's worth of memories.</text:p>
          </table:table-cell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 office:value-type="string">
            <text:p>As long as you refuse to budge on that
condition, our help is categorically off-limits.</text:p>
          </table:table-cell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pretty much the size of it. Sorry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-Hold it right Theeere!!</text:p>
          </table:table-cell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reason I have to delete your memories
is to prevent citizens of the Milky Way
Federation from conspiring to make contact
with primitive Lifefooorms.</text:p>
          </table:table-cell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 office:value-type="string">
            <text:p>S-So, that's why...</text:p>
          </table:table-cell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 office:value-type="string">
            <text:p>If you promise to keep our cooperation
completely secret, then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 office:value-type="string">
            <text:p>I might be able to... keep my hands off your
memories... Okaaay?</text:p>
          </table:table-cell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?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-So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 office:value-type="string">
            <text:p>In exchange for leaving your memories intact,
please help Meeee.</text:p>
          </table:table-cell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 office:value-type="string">
            <text:p>Search for Ion Matter, I mean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think, Reguma-kun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ith these pendants that we're able to
unleash the fullest extent of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 office:value-type="string">
            <text:p>The stones embedded in those pendants
happens to be this so-called Ion Matter.</text:p>
          </table:table-cell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 office:value-type="string">
            <text:p>I concede that there must be some connection
between Ion Matter and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 office:value-type="string">
            <text:p>If so, there is a strong possibility that we
will eventually run into some more information
concerning Ion Matter.</text:p>
          </table:table-cell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 office:value-type="string">
            <text:p>In summary, this alien has much to be gained
by joining our party.</text:p>
          </table:table-cell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exactly what I Meeean!!</text:p>
          </table:table-cell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 office:value-type="string">
            <text:p>We'll get on like a spaceship on Fiiire!!</text:p>
          </table:table-cell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, we'll be needing something in
return.</text:p>
          </table:table-cell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 office:value-type="string">
            <text:p>If not, the negotiations end here. Understand?</text:p>
          </table:table-cell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When did this turn into a diplomacy meeting...?)</text:p>
          </table:table-cell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, I can't think of anything to offer you
off the top of my Heaaad...</text:p>
          </table:table-cell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 office:value-type="string">
            <text:p>I don't have any of this planet's currency,
and all of my most useful systems are on my
Starshiiip...</text:p>
          </table:table-cell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 office:value-type="string">
            <text:p>All I can do right now is...</text:p>
          </table:table-cell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 office:value-type="string">
            <text:p>Use this Detection Visor and scan the area
around Uuus.</text:p>
          </table:table-cell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ien, we'd like to borrow that visor of yours.</text:p>
          </table:table-cell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h...? This old Thiiing? What use could you
have of Thiiis?</text:p>
          </table:table-cell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cut a long story short, we're currently
investigating a disappearance case.</text:p>
          </table:table-cell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 office:value-type="string">
            <text:p>We want to search inside that building, and
your visor might just come in handy.</text:p>
          </table:table-cell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 office:value-type="string">
            <text:p>We would be happy to lend you our cooperation
in return for it.</text:p>
          </table:table-cell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eallyyy?! Then by all means...</text:p>
          </table:table-cell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 office:value-type="string">
            <text:p>Is what I'd like to say, but I can't lend
you Thiiis...</text:p>
          </table:table-cell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, stingy.</text:p>
          </table:table-cell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ish I could, but this visor is a special
device that's attached to my suit, so...</text:p>
          </table:table-cell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 office:value-type="string">
            <text:p>If I wanted to hand my visor over, I'd have
to give you my whole suit along with Iiit.</text:p>
          </table:table-cell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 office:value-type="string">
            <text:p>And that would leave me Stark-Nakeeed... ////</text:p>
          </table:table-cell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orrow you, instead.</text:p>
          </table:table-cell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 office:value-type="string">
            <text:p>You'll accompany us in our search.</text:p>
          </table:table-cell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hhh! That'd be no problem at Aaall!</text:p>
          </table:table-cell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 office:value-type="string">
            <text:p>Let's get Searchiiing!</text:p>
          </table:table-cell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14:27:54+01:00</meta:creation-date>
    <dc:date>2020-02-29T14:27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